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2d948" officeooo:paragraph-rsid="0002d94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2d948" officeooo:paragraph-rsid="0002d948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40pt" officeooo:rsid="0002d948" officeooo:paragraph-rsid="0002d948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15pt" officeooo:rsid="0002d948" officeooo:paragraph-rsid="0002d948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jo Practico N°2</text:p>
      <text:p text:style-name="P1"/>
      <text:p text:style-name="P2">Algoritmos de programacion</text:p>
      <text:p text:style-name="P2"/>
      <text:p text:style-name="P2">Alumno: Lopez Luciano</text:p>
      <text:p text:style-name="P2"><text:s/></text:p>
      <text:p text:style-name="P2">Curso: r104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2.1</text:p>
      <text:p text:style-name="P4">Escribir un programa que imprima la leyenda ”Lenguaje C” en pantalla.</text:p>
      <text:p text:style-name="P4">void main(void)</text:p>
      <text:p text:style-name="P4">{</text:p>
      <text:p text:style-name="P4"><text:s text:c="2"/>printf("Hello World!/n");</text:p>
      <text:p text:style-name="P4"><text:s text:c="2"/>return 0;</text:p>
      <text:p text:style-name="P4">}</text:p>
      <text:p text:style-name="P4">/* <text:tab/><text:tab/>Pseudocodigo<text:tab/><text:tab/>*/</text:p>
      <text:p text:style-name="P4">/*</text:p>
      <text:p text:style-name="P4">* Imprimir Hello World! <text:s text:c="7"/>*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#include &lt;stdio.h&gt;</text:p>
      <text:p text:style-name="P4">/*<text:tab/><text:tab/><text:tab/><text:tab/>2.2<text:tab/><text:tab/><text:tab/><text:tab/>*/</text:p>
      <text:p text:style-name="P4">/*Escribir un programa que calcule la diferencia entre dos n ́</text:p>
      <text:p text:style-name="P4"><text:s text:c="2"/>numeros e indique si el resultado es positivo, negativo o cero.*/</text:p>
      <text:p text:style-name="P4"></text:p>
      <text:p text:style-name="P4">int resultado =0;</text:p>
      <text:p text:style-name="P4">int minuendo=4;</text:p>
      <text:p text:style-name="P4">int sustraendo=-3;</text:p>
      <text:p text:style-name="P4"></text:p>
      <text:p text:style-name="P4">int main (void)</text:p>
      <text:p text:style-name="P4">{</text:p>
      <text:p text:style-name="P4"><text:s text:c="2"/>resultado = sustraendo - minuendo;</text:p>
      <text:p text:style-name="P4"><text:s text:c="2"/></text:p>
      <text:p text:style-name="P4"><text:s text:c="2"/>if(resultado&lt;0)</text:p>
      <text:p text:style-name="P4"><text:s text:c="4"/>printf("Resultado negativo /n");</text:p>
      <text:p text:style-name="P4"><text:s text:c="2"/>else<text:tab/></text:p>
      <text:p text:style-name="P4"><text:s text:c="4"/>printf("Resultado Positivo /n");</text:p>
      <text:p text:style-name="P4"><text:s text:c="2"/>return 0;</text:p>
      <text:p text:style-name="P4">}</text:p>
      <text:p text:style-name="P4">/*<text:tab/><text:tab/><text:tab/>Pseudocodigo<text:tab/><text:tab/><text:tab/>*/</text:p>
      <text:p text:style-name="P4">/*</text:p>
      <text:p text:style-name="P4"><text:s/>* Declarar variables</text:p>
      <text:p text:style-name="P4"><text:s/>* -&gt; resultado</text:p>
      <text:p text:style-name="P4"><text:s/>* -&gt; minuendo</text:p>
      <text:p text:style-name="P4"><text:s/>* -&gt; sustraendo</text:p>
      <text:p text:style-name="P4"><text:s/>* </text:p>
      <text:p text:style-name="P4"><text:s/>* Hacer la cuenta sustraendo - minuendo</text:p>
      <text:p text:style-name="P4"><text:s/>* Almacenar ese resultado en la variable resultado</text:p>
      <text:p text:style-name="P4"><text:s/>* </text:p>
      <text:p text:style-name="P4"><text:s/>* Preguntar</text:p>
      <text:p text:style-name="P4"><text:s/>* </text:p>
      <text:p text:style-name="P4"><text:s/>* Si reusltado &lt; 0</text:p>
      <text:p text:style-name="P4"><text:s/>* <text:tab/>Imprimir Resultado negativo</text:p>
      <text:p text:style-name="P4"><text:s/>* sino </text:p>
      <text:p text:style-name="P4"><text:s/>* <text:tab/>Imprimir Resultado Positivo</text:p>
      <text:p text:style-name="P4"><text:s/>*/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#include &lt;stdio.h&gt;</text:p>
      <text:p text:style-name="P4">#include &lt;math.h&gt;</text:p>
      <text:p text:style-name="P4">/*<text:tab/><text:tab/><text:tab/><text:tab/><text:tab/>2.3</text:p>
      <text:p text:style-name="P4">Escribir un programa que calcule la superficie de un c ́ırculo cuyo radio se ingresa</text:p>
      <text:p text:style-name="P4"><text:tab/><text:tab/><text:tab/><text:tab/> <text:s text:c="3"/>por teclado</text:p>
      <text:p text:style-name="P4">*/</text:p>
      <text:p text:style-name="P4">float resultado =0;</text:p>
      <text:p text:style-name="P4">float radio=4;</text:p>
      <text:p text:style-name="P4">#define pi 3.1416</text:p>
      <text:p text:style-name="P4"></text:p>
      <text:p text:style-name="P4">int main (void)</text:p>
      <text:p text:style-name="P4">{</text:p>
      <text:p text:style-name="P4"><text:s text:c="2"/>scanf("%f",&amp;radio);</text:p>
      <text:p text:style-name="P4"><text:s text:c="2"/>resultado = pi * pow(2,radio);</text:p>
      <text:p text:style-name="P4"><text:s text:c="2"/>printf("El resultado es %f",resultado);</text:p>
      <text:p text:style-name="P4"><text:s text:c="2"/>return 0;</text:p>
      <text:p text:style-name="P4">}</text:p>
      <text:p text:style-name="P4"></text:p>
      <text:p text:style-name="P4">/* </text:p>
      <text:p text:style-name="P4">Pseudocodigo</text:p>
      <text:p text:style-name="P4"></text:p>
      <text:p text:style-name="P4">Declarar variables:</text:p>
      <text:p text:style-name="P4">-&gt; resultado</text:p>
      <text:p text:style-name="P4">-&gt; radio</text:p>
      <text:p text:style-name="P4"></text:p>
      <text:p text:style-name="P4">Ingresar valores por el <text:s/>teclado del radio</text:p>
      <text:p text:style-name="P4">Multiplicar la constante pi por el cuadrado del radio</text:p>
      <text:p text:style-name="P4">Alamacenar el resultado de esa operacion en la variable resultado</text:p>
      <text:p text:style-name="P4">imprimir en pantalla la variable resultado</text:p>
      <text:p text:style-name="P4">*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/*<text:tab/><text:tab/><text:tab/><text:tab/><text:tab/>2.5</text:p>
      <text:p text:style-name="P4"><text:s text:c="6"/>Escribir un programa donde ingresa por teclado una temperatura expresada en</text:p>
      <text:p text:style-name="P4"><text:s text:c="6"/>grados Celsius. Calcula su valor en grados Kelvin, y muestra por pantalla el</text:p>
      <text:p text:style-name="P4"><text:s text:c="6"/>valor en °C y su equivalente en °K. (Recordar °C = °K − 273)</text:p>
      <text:p text:style-name="P4">*/</text:p>
      <text:p text:style-name="P4">#include &lt;stdio.h&gt;</text:p>
      <text:p text:style-name="P4"></text:p>
      <text:p text:style-name="P4">float celcious,kelvin;</text:p>
      <text:p text:style-name="P4"></text:p>
      <text:p text:style-name="P4">int main (void)</text:p>
      <text:p text:style-name="P4">{</text:p>
      <text:p text:style-name="P4"><text:s text:c="2"/>printf("Bienvenido Por Favor Introduzca La temperatura en grados celcious /n ");</text:p>
      <text:p text:style-name="P4"><text:s text:c="2"/></text:p>
      <text:p text:style-name="P4"><text:s text:c="2"/>scanf("%f",&amp;celcious);</text:p>
      <text:p text:style-name="P4"><text:s text:c="2"/>kelvin = celcious + 273;</text:p>
      <text:p text:style-name="P4"><text:s text:c="2"/>printf("La temperatura en Grados Kelvin = %5.3f", kelvin);</text:p>
      <text:p text:style-name="P4"><text:s text:c="2"/>printf("La temperatura en Grados Celcious = %5.3f", celcious);</text:p>
      <text:p text:style-name="P4"></text:p>
      <text:p text:style-name="P4"><text:s text:c="2"/>return 0;</text:p>
      <text:p text:style-name="P4">}</text:p>
      <text:p text:style-name="P4">/*</text:p>
      <text:p text:style-name="P4">Psuedocodigo:</text:p>
      <text:p text:style-name="P4">Declarar variables</text:p>
      <text:p text:style-name="P4"><text:s text:c="2"/>-&gt; Celcious</text:p>
      <text:p text:style-name="P4"><text:s text:c="2"/>-&gt; Kelvin</text:p>
      <text:p text:style-name="P4"></text:p>
      <text:p text:style-name="P4">Tomar el valor ingresado por el teclado</text:p>
      <text:p text:style-name="P4">Alamacenarlo en un una variable (celcious)</text:p>
      <text:p text:style-name="P4">Conventir de celcious a Kelvin -----&gt; kelvin = celcious + 273</text:p>
      <text:p text:style-name="P4">Imprimir el resultado de los grados kelvin </text:p>
      <text:p text:style-name="P4">De paso tambien los grados celcious </text:p>
      <text:p text:style-name="P4"><text:s text:c="2"/></text:p>
      <text:p text:style-name="P4"></text:p>
      <text:p text:style-name="P4"></text:p>
      <text:p text:style-name="P4">*/</text:p>
      <text:p text:style-name="P4"></text:p>
      <text:p text:style-name="P4"><text:s text:c="2"/></text:p>
      <text:p text:style-name="P4"/>
      <text:p text:style-name="P4"/>
      <text:p text:style-name="P4"/>
      <text:p text:style-name="P4"><text:soft-page-break/>/*<text:tab/><text:tab/><text:tab/><text:tab/><text:tab/>2.4</text:p>
      <text:p text:style-name="P4"><text:s/>Escribir un programa tal que ingresados los coeficientes A, B y C de una ecuaci ́on</text:p>
      <text:p text:style-name="P4">cuadŕatica,informe sus ra ́ıces, en caso de que las mismas sean imaginarias pre-</text:p>
      <text:p text:style-name="P4">sentar una leyenda indicativa en la pantalla.</text:p>
      <text:p text:style-name="P4">*/</text:p>
      <text:p text:style-name="P4"></text:p>
      <text:p text:style-name="P4">#include &lt;stdio.h&gt;</text:p>
      <text:p text:style-name="P4"></text:p>
      <text:p text:style-name="P4"></text:p>
      <text:p text:style-name="P4"></text:p>
      <text:p text:style-name="P4">int a=1;</text:p>
      <text:p text:style-name="P4">int b=1;</text:p>
      <text:p text:style-name="P4">int c=1;</text:p>
      <text:p text:style-name="P4"></text:p>
      <text:p text:style-name="P4">int main (void)</text:p>
      <text:p text:style-name="P4">{</text:p>
      <text:p text:style-name="P4"><text:s text:c="2"/></text:p>
      <text:p text:style-name="P4"><text:s text:c="4"/>printf("Bienvenido Por Favor Introduzca A,B y C \n ");</text:p>
      <text:p text:style-name="P4"><text:s text:c="4"/>printf("A \n");</text:p>
      <text:p text:style-name="P4"><text:s text:c="4"/>scanf("%u",&amp;a);</text:p>
      <text:p text:style-name="P4"><text:s text:c="4"/>if( (a&lt;0) | (a==0) )</text:p>
      <text:p text:style-name="P4"><text:s text:c="4"/>{</text:p>
      <text:p text:style-name="P4"><text:s text:c="6"/>printf("Por favor introduzca un valor distinto y mayor que 0 \n");</text:p>
      <text:p text:style-name="P4"><text:s text:c="6"/>scanf("%u",&amp;a);</text:p>
      <text:p text:style-name="P4"><text:s text:c="4"/>} <text:s/></text:p>
      <text:p text:style-name="P4"><text:s text:c="4"/>printf("B \n ");</text:p>
      <text:p text:style-name="P4"><text:s text:c="4"/>scanf("%u",&amp;b);</text:p>
      <text:p text:style-name="P4"><text:s text:c="4"/>if( (b&lt;0) | (b==0) )</text:p>
      <text:p text:style-name="P4"><text:s text:c="4"/>{</text:p>
      <text:p text:style-name="P4"><text:s text:c="6"/>printf("Por favor introduzca un valor distinto y mayor que 0 \n ");</text:p>
      <text:p text:style-name="P4"><text:s text:c="6"/>scanf("%u",&amp;b);</text:p>
      <text:p text:style-name="P4"><text:s text:c="4"/>}</text:p>
      <text:p text:style-name="P4"><text:s text:c="4"/>printf("C \n");</text:p>
      <text:p text:style-name="P4"><text:s text:c="4"/>scanf("%u",&amp;c);</text:p>
      <text:p text:style-name="P4"><text:s text:c="4"/>if( (c&lt;0) | (c==0) )</text:p>
      <text:p text:style-name="P4"><text:s text:c="4"/>{</text:p>
      <text:p text:style-name="P4"><text:s text:c="6"/>printf("Por favor introduzca un valor distinto y mayor que 0 \n ");</text:p>
      <text:p text:style-name="P4"><text:s text:c="6"/>scanf("%u",&amp;c);</text:p>
      <text:p text:style-name="P4"><text:s text:c="4"/>}</text:p>
      <text:p text:style-name="P4"><text:s text:c="4"/>if( (a==b) &amp; (a==c) )</text:p>
      <text:p text:style-name="P4"><text:s text:c="6"/>printf("El triangulo es EQUILATERO\n");</text:p>
      <text:p text:style-name="P4"><text:soft-page-break/><text:s text:c="4"/>if( ( (a==b) &amp; (a!=c) ) | ( (a==c) &amp; (a!=b) ) )</text:p>
      <text:p text:style-name="P4"><text:s text:c="6"/>printf("El triangulo es ISOCELES\n");</text:p>
      <text:p text:style-name="P4"><text:s text:c="4"/>if ( ( (a!=b) &amp; (a!=c) ) )</text:p>
      <text:p text:style-name="P4"><text:s text:c="6"/>printf("El triangulo es ESCALENO\n");</text:p>
      <text:p text:style-name="P4"><text:s text:c="2"/>}</text:p>
      <text:p text:style-name="P4"><text:s text:c="2"/>return 0; </text:p>
      <text:p text:style-name="P4"></text:p>
      <text:p text:style-name="P4">}</text:p>
      <text:p text:style-name="P4"></text:p>
      <text:p text:style-name="P4">/*</text:p>
      <text:p text:style-name="P4">Psuedocodigo:</text:p>
      <text:p text:style-name="P4">Declarar variables</text:p>
      <text:p text:style-name="P4"><text:s text:c="2"/>-&gt; Lado A</text:p>
      <text:p text:style-name="P4"><text:s text:c="2"/>-&gt; Lado B</text:p>
      <text:p text:style-name="P4"><text:s text:c="2"/>-&gt; Lado C</text:p>
      <text:p text:style-name="P4"></text:p>
      <text:p text:style-name="P4">Recibir los datos de las 3 variables mediante la entrada del teclado por ejemplo.</text:p>
      <text:p text:style-name="P4"></text:p>
      <text:p text:style-name="P4">Una vez ingresados esos valores</text:p>
      <text:p text:style-name="P4">preguntar</text:p>
      <text:p text:style-name="P4">si los valores ingresados son !0 y &gt; a 0</text:p>
      <text:p text:style-name="P4">comparar</text:p>
      <text:p text:style-name="P4"></text:p>
      <text:p text:style-name="P4">si son todos iguales</text:p>
      <text:p text:style-name="P4"><text:s text:c="2"/>Imprimir eqilatero</text:p>
      <text:p text:style-name="P4">si solamente son 2 iguales</text:p>
      <text:p text:style-name="P4"><text:s text:c="2"/>Imprimir isoceles</text:p>
      <text:p text:style-name="P4">sino </text:p>
      <text:p text:style-name="P4"><text:s text:c="2"/>Imprimir escaleno</text:p>
      <text:p text:style-name="P4">*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/*<text:tab/><text:tab/><text:tab/><text:tab/>2.7<text:tab/><text:tab/><text:tab/><text:tab/><text:tab/><text:tab/>*/</text:p>
      <text:p text:style-name="P4">/*</text:p>
      <text:p text:style-name="P4">Escribir un programa que imprima la tabla de multiplicaci ́on de cualquier n ́</text:p>
      <text:p text:style-name="P4">umero</text:p>
      <text:p text:style-name="P4">de 0 a 10 ingresado por teclado.</text:p>
      <text:p text:style-name="P4">*/</text:p>
      <text:p text:style-name="P4"></text:p>
      <text:p text:style-name="P4">#include &lt;stdio.h&gt;</text:p>
      <text:p text:style-name="P4"></text:p>
      <text:p text:style-name="P4"></text:p>
      <text:p text:style-name="P4"></text:p>
      <text:p text:style-name="P4">int a=1;</text:p>
      <text:p text:style-name="P4">int b[9];</text:p>
      <text:p text:style-name="P4">int c=1;</text:p>
      <text:p text:style-name="P4"></text:p>
      <text:p text:style-name="P4">int main (void)</text:p>
      <text:p text:style-name="P4">{</text:p>
      <text:p text:style-name="P4"><text:s text:c="2"/></text:p>
      <text:p text:style-name="P4"><text:s text:c="4"/>printf("Bienvenido Por Favor Introduzca el numero \n ");</text:p>
      <text:p text:style-name="P4"><text:s text:c="4"/>scanf("%u",&amp;a);</text:p>
      <text:p text:style-name="P4"><text:s text:c="4"/>c=a*0;</text:p>
      <text:p text:style-name="P4"><text:s text:c="4"/>printf("%d x 0 = %d\n",a,c);</text:p>
      <text:p text:style-name="P4"><text:s text:c="4"/>c=a*1;</text:p>
      <text:p text:style-name="P4"><text:s text:c="4"/>printf("%d x 1 = %d\n",a,c);</text:p>
      <text:p text:style-name="P4"><text:s text:c="4"/>c=a*2;</text:p>
      <text:p text:style-name="P4"><text:s text:c="4"/>printf("%d x 2 = %d\n",a,c);</text:p>
      <text:p text:style-name="P4"><text:s text:c="4"/>c=a*3;</text:p>
      <text:p text:style-name="P4"><text:s text:c="4"/>printf("%d x 3 = %d\n",a,c);</text:p>
      <text:p text:style-name="P4"><text:s text:c="4"/>c=a*4;</text:p>
      <text:p text:style-name="P4"><text:s text:c="4"/>printf("%d x 4 = %d\n",a,c);</text:p>
      <text:p text:style-name="P4"><text:s text:c="4"/>c=a*5;</text:p>
      <text:p text:style-name="P4"><text:s text:c="4"/>printf("%d x 5 = %d\n",a,c);</text:p>
      <text:p text:style-name="P4"><text:s text:c="4"/>c=a*6;</text:p>
      <text:p text:style-name="P4"><text:s text:c="4"/>printf("%d x 6 = %d\n",a,c);</text:p>
      <text:p text:style-name="P4"><text:s text:c="4"/>c=a*7;</text:p>
      <text:p text:style-name="P4"><text:s text:c="4"/>printf("%d x 7 = %d\n",a,c);</text:p>
      <text:p text:style-name="P4"><text:s text:c="4"/>c=a*8;</text:p>
      <text:p text:style-name="P4"><text:s text:c="4"/>printf("%d x 8 = %d\n",a,c);</text:p>
      <text:p text:style-name="P4"><text:s text:c="4"/>c=a*9;</text:p>
      <text:p text:style-name="P4"><text:s text:c="4"/>printf("%d x 9 = %d\n",a,c);</text:p>
      <text:p text:style-name="P4"><text:s text:c="2"/>return 0; </text:p>
      <text:p text:style-name="P4"></text:p>
      <text:p text:style-name="P4"><text:soft-page-break/>}</text:p>
      <text:p text:style-name="P4"></text:p>
      <text:p text:style-name="P4">/*</text:p>
      <text:p text:style-name="P4">Psuedocodigo:</text:p>
      <text:p text:style-name="P4">Declarar variables</text:p>
      <text:p text:style-name="P4"><text:s text:c="2"/>-&gt; Lado A</text:p>
      <text:p text:style-name="P4"><text:s text:c="2"/>-&gt; Lado B</text:p>
      <text:p text:style-name="P4"><text:s text:c="2"/>-&gt; Lado C</text:p>
      <text:p text:style-name="P4"></text:p>
      <text:p text:style-name="P4">Recibir los datos de las 3 variables mediante la entrada del teclado por ejemplo.</text:p>
      <text:p text:style-name="P4"></text:p>
      <text:p text:style-name="P4">Una vez ingresados esos valores</text:p>
      <text:p text:style-name="P4">preguntar</text:p>
      <text:p text:style-name="P4">si los valores ingresados son !0 y &gt; a 0</text:p>
      <text:p text:style-name="P4">comparar</text:p>
      <text:p text:style-name="P4"></text:p>
      <text:p text:style-name="P4">si son todos iguales</text:p>
      <text:p text:style-name="P4"><text:s text:c="2"/>Imprimir eqilatero</text:p>
      <text:p text:style-name="P4">si solamente son 2 iguales</text:p>
      <text:p text:style-name="P4"><text:s text:c="2"/>Imprimir isoceles</text:p>
      <text:p text:style-name="P4">sino </text:p>
      <text:p text:style-name="P4"><text:s text:c="2"/>Imprimir escaleno</text:p>
      <text:p text:style-name="P4">*/</text:p>
      <text:p text:style-name="P4"></text:p>
      <text:p text:style-name="P4"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#include &lt;stdio.h&gt;</text:p>
      <text:p text:style-name="P4"></text:p>
      <text:p text:style-name="P4">/* <text:s text:c="5"/>2.8 <text:s text:c="4"/>*/</text:p>
      <text:p text:style-name="P4">/*</text:p>
      <text:p text:style-name="P4">Escribir un programa que obtenga el factorial de un nŽumero ingresado por</text:p>
      <text:p text:style-name="P4">teclado.</text:p>
      <text:p text:style-name="P4">*/</text:p>
      <text:p text:style-name="P4">int main(void)</text:p>
      <text:p text:style-name="P4">{</text:p>
      <text:p text:style-name="P4"><text:s text:c="4"/></text:p>
      <text:p text:style-name="P4"><text:s text:c="4"/>int factorial = 0;</text:p>
      <text:p text:style-name="P4"><text:s text:c="4"/>int temporal;</text:p>
      <text:p text:style-name="P4"><text:s text:c="4"/>printf("Por Favor Ingrese el numero\n");</text:p>
      <text:p text:style-name="P4"><text:s text:c="4"/>scanf("%d",&amp;factorial);</text:p>
      <text:p text:style-name="P4"><text:s text:c="4"/>temporal = factorial -1;</text:p>
      <text:p text:style-name="P4"><text:s text:c="4"/>while (temporal &gt;= 1)</text:p>
      <text:p text:style-name="P4"><text:s text:c="4"/>{<text:tab/></text:p>
      <text:p text:style-name="P4"><text:s text:c="4"/><text:tab/>factorial = temporal * factorial;</text:p>
      <text:p text:style-name="P4"><text:tab/>temporal -- ;</text:p>
      <text:p text:style-name="P4"><text:s text:c="4"/>}</text:p>
      <text:p text:style-name="P4"><text:s text:c="4"/>printf("numero %d\n",factorial);</text:p>
      <text:p text:style-name="P4"></text:p>
      <text:p text:style-name="P4"><text:s text:c="4"/>return 0;</text:p>
      <text:p text:style-name="P4">}</text:p>
      <text:p text:style-name="P4">/*Pseudocodigo*/</text:p>
      <text:p text:style-name="P4">/*</text:p>
      <text:p text:style-name="P4">Declarar variables</text:p>
      <text:p text:style-name="P4"><text:tab/>-&gt; Factorial</text:p>
      <text:p text:style-name="P4"><text:tab/>-&gt; Temporal</text:p>
      <text:p text:style-name="P4">Ingresamos el numero que deseamos hacerle el factorial</text:p>
      <text:p text:style-name="P4">le restamos 1 al numero que queremos hacerle el factorial y asignamos ese valor a otra variable</text:p>
      <text:p text:style-name="P4">mientras (factorial sea menor igual a 1)</text:p>
      <text:p text:style-name="P4"><text:tab/>multiplicamos factorial por temporal </text:p>
      <text:p text:style-name="P4"><text:tab/>le restamos uno a temporal</text:p>
      <text:p text:style-name="P4">imprimios el factorial en pantalla</text:p>
      <text:p text:style-name="P4">*/</text:p>
      <text:p text:style-name="P4"/>
      <text:p text:style-name="P4"/>
      <text:p text:style-name="P4"/>
      <text:p text:style-name="P4"/>
      <text:p text:style-name="P4"/>
      <text:p text:style-name="P4"><text:soft-page-break/>#include &lt;stdio.h&gt;</text:p>
      <text:p text:style-name="P4"></text:p>
      <text:p text:style-name="P4">/* <text:s text:c="5"/>2.8 <text:s text:c="4"/>*/</text:p>
      <text:p text:style-name="P4">/*</text:p>
      <text:p text:style-name="P4">Escribir un programa que obtenga el factorial de un nŽumero ingresado por</text:p>
      <text:p text:style-name="P4">teclado.</text:p>
      <text:p text:style-name="P4">*/</text:p>
      <text:p text:style-name="P4">int main(void)</text:p>
      <text:p text:style-name="P4">{</text:p>
      <text:p text:style-name="P4"><text:s text:c="4"/></text:p>
      <text:p text:style-name="P4"><text:s text:c="4"/>float numeros=2;</text:p>
      <text:p text:style-name="P4"><text:s text:c="4"/>float cantidad =0;</text:p>
      <text:p text:style-name="P4"><text:s text:c="4"/>float temporal=0;</text:p>
      <text:p text:style-name="P4"><text:s text:c="4"/>float promedio = 0;</text:p>
      <text:p text:style-name="P4"><text:s text:c="4"/>printf("Por Favor Ingrese los numero a hacer el promedio\n");</text:p>
      <text:p text:style-name="P4"><text:s text:c="4"/>while (numeros != 0)</text:p>
      <text:p text:style-name="P4"><text:s text:c="4"/>{</text:p>
      <text:p text:style-name="P4"><text:s text:c="4"/>numeros=0;</text:p>
      <text:p text:style-name="P4"><text:s text:c="4"/>scanf("%f",&amp;numeros); <text:s text:c="3"/></text:p>
      <text:p text:style-name="P4"><text:s text:c="4"/>if (numeros != 0)</text:p>
      <text:p text:style-name="P4"><text:s text:c="4"/>{</text:p>
      <text:p text:style-name="P4"><text:s text:c="4"/><text:tab/>cantidad ++;</text:p>
      <text:p text:style-name="P4"><text:s text:c="4"/><text:tab/>temporal += numeros;<text:tab/> <text:s text:c="6"/></text:p>
      <text:p text:style-name="P4"><text:s text:c="4"/>}</text:p>
      <text:p text:style-name="P4"><text:s text:c="4"/>}</text:p>
      <text:p text:style-name="P4"><text:s text:c="4"/>promedio = temporal / cantidad;<text:tab/></text:p>
      <text:p text:style-name="P4"><text:s text:c="4"/>printf(" El promedio es ....:%5.3f\n",promedio);</text:p>
      <text:p text:style-name="P4"><text:s text:c="4"/>return 0;</text:p>
      <text:p text:style-name="P4">}</text:p>
      <text:p text:style-name="P4">/*Pseudocodigo*/</text:p>
      <text:p text:style-name="P4">/*</text:p>
      <text:p text:style-name="P4">Declarar variables</text:p>
      <text:p text:style-name="P4"><text:tab/>-&gt; numeros</text:p>
      <text:p text:style-name="P4"><text:tab/>-&gt; temporal<text:tab/></text:p>
      <text:p text:style-name="P4"><text:tab/>-&gt; cantidad</text:p>
      <text:p text:style-name="P4"><text:tab/>-&gt; promedio</text:p>
      <text:p text:style-name="P4">mientras ( los numeros ingresados sean distintos de 0)</text:p>
      <text:p text:style-name="P4"><text:tab/>ingresamos los numeros</text:p>
      <text:p text:style-name="P4"><text:tab/>si (los numeros son distintos de 0)</text:p>
      <text:p text:style-name="P4"><text:tab/><text:tab/>sumamos 1 <text:s/>a la variable cantidad</text:p>
      <text:p text:style-name="P4"><text:tab/><text:tab/>sumamos el numero ingresado a la sumatoria total del promedio y guardamos ese valor en la variable temporal</text:p>
      <text:p text:style-name="P4"><text:soft-page-break/>luego de haber ingresado el 0, hacemos la division entre la sumatoria y la cantidad de datos ingresados</text:p>
      <text:p text:style-name="P4">almacenamos ese valor en la varible promedio </text:p>
      <text:p text:style-name="P4">imprimimos el resultado en pantallas</text:p>
      <text:p text:style-name="P4">*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/*</text:p>
      <text:p text:style-name="P4">/*<text:tab/><text:tab/>2.10<text:tab/><text:tab/><text:tab/><text:tab/>*/</text:p>
      <text:p text:style-name="P4">/*Se tienen 5 sensores de temperatura, que registran 15 temperaturas distintas</text:p>
      <text:p text:style-name="P4">cada uno. Esas temperaturas se ingresan de a una por vez, primero las 15 del</text:p>
      <text:p text:style-name="P4">1er sensor, luego las 15 del segundo, y asi sucesivamente.</text:p>
      <text:p text:style-name="P4">• Temperatura promedio detectada por cada sensor.</text:p>
      <text:p text:style-name="P4">• Maxima temperatura registrada por cada sensor.</text:p>
      <text:p text:style-name="P4">• Numero de sensor que registro la temperatura maxima</text:p>
      <text:p text:style-name="P4">*/</text:p>
      <text:p text:style-name="P4">#include &lt;stdio.h&gt;</text:p>
      <text:p text:style-name="P4">int main(void)</text:p>
      <text:p text:style-name="P4">{</text:p>
      <text:p text:style-name="P4"><text:s text:c="4"/></text:p>
      <text:p text:style-name="P4"><text:s text:c="4"/>float sensor1[] = {1,2,3,4,5,6,7,8,9,10,11,12,13,14,15};</text:p>
      <text:p text:style-name="P4"><text:s text:c="4"/>float sensor2[] = {11,22,33,44,55,66,77,88,99,100,111,122,133,144,1000};</text:p>
      <text:p text:style-name="P4"><text:s text:c="4"/>float sensor3[] = {1.1,2.2,3.3,4.4,5.5,6.6,7.7,8.8,9.9,1,1.21,1.32,1.33,1.44,1.45};</text:p>
      <text:p text:style-name="P4"><text:s text:c="4"/>float sensor4[] = {17,28,39,41,52,63,74,85,69,71,81,72,73,54,15};</text:p>
      <text:p text:style-name="P4"><text:s text:c="4"/>float sensor5[] = {0.1,0.2,0.09,0.4,0.5,0.6,0.7,0.8,0.9,0.101,1.1,1.2,1.3,1.4,1.5};</text:p>
      <text:p text:style-name="P4"><text:s text:c="4"/>int i=0,v=0;</text:p>
      <text:p text:style-name="P4"><text:s text:c="4"/>float aux_m,aux_ms; <text:s/></text:p>
      <text:p text:style-name="P4"><text:s text:c="4"/>float promedio=0; <text:s text:c="3"/></text:p>
      <text:p text:style-name="P4"><text:s/>// calculo de valor maximo</text:p>
      <text:p text:style-name="P4"><text:s text:c="4"/>for(i=0;i&lt;15;i++)</text:p>
      <text:p text:style-name="P4"><text:s text:c="4"/>{</text:p>
      <text:p text:style-name="P4"><text:s text:c="8"/>if(aux_m&lt;sensor1[i])</text:p>
      <text:p text:style-name="P4"><text:s text:c="12"/>aux_m=sensor1[i];</text:p>
      <text:p text:style-name="P4"><text:tab/>if(aux_ms&lt;sensor1[i])</text:p>
      <text:p text:style-name="P4"><text:s text:c="12"/>aux_ms=sensor1[i];</text:p>
      <text:p text:style-name="P4"><text:s text:c="4"/>}</text:p>
      <text:p text:style-name="P4"><text:s text:c="4"/>printf("la temperatura maxima registrada por el sensor_1 es:%f4.3\n ",aux_ms);</text:p>
      <text:p text:style-name="P4"><text:s text:c="4"/>i=0;</text:p>
      <text:p text:style-name="P4"><text:s text:c="4"/>aux_ms=0;</text:p>
      <text:p text:style-name="P4"><text:s text:c="4"/>for(i=0;i&lt;15;i++)</text:p>
      <text:p text:style-name="P4"><text:s text:c="4"/>{</text:p>
      <text:p text:style-name="P4"><text:s text:c="8"/>if(aux_m&lt;sensor2[i])</text:p>
      <text:p text:style-name="P4"><text:s text:c="12"/>aux_m=sensor2[i];</text:p>
      <text:p text:style-name="P4"><text:tab/>if(aux_ms&lt;sensor2[i])</text:p>
      <text:p text:style-name="P4"><text:s text:c="12"/>aux_ms=sensor2[i];</text:p>
      <text:p text:style-name="P4"><text:s text:c="4"/>}</text:p>
      <text:p text:style-name="P4"><text:soft-page-break/><text:s text:c="4"/>i=0;</text:p>
      <text:p text:style-name="P4"><text:s text:c="4"/>aux_ms=0;</text:p>
      <text:p text:style-name="P4"><text:s text:c="4"/>printf("la temperatura maxima registrada por el sensor_2 es:%f4.3\n ",aux_ms);</text:p>
      <text:p text:style-name="P4"><text:s text:c="4"/>for(i=0;i&lt;15;i++)</text:p>
      <text:p text:style-name="P4"><text:s text:c="4"/>{</text:p>
      <text:p text:style-name="P4"><text:s text:c="8"/>if(aux_m&lt;sensor3[i])</text:p>
      <text:p text:style-name="P4"><text:s text:c="12"/>aux_m=sensor3[i];</text:p>
      <text:p text:style-name="P4"><text:tab/>if(aux_ms&lt;sensor3[i])</text:p>
      <text:p text:style-name="P4"><text:s text:c="12"/>aux_ms=sensor3[i];</text:p>
      <text:p text:style-name="P4"><text:s text:c="4"/>}</text:p>
      <text:p text:style-name="P4"><text:s text:c="4"/>i=0;</text:p>
      <text:p text:style-name="P4"><text:s text:c="4"/>aux_ms=0;</text:p>
      <text:p text:style-name="P4"><text:s text:c="4"/>printf("la temperatura maxima registrada por el sensor_3 es:%f4.3\n ",aux_ms);<text:tab/></text:p>
      <text:p text:style-name="P4"><text:s text:c="4"/>for(i=0;i&lt;15;i++)</text:p>
      <text:p text:style-name="P4"><text:s text:c="4"/>{</text:p>
      <text:p text:style-name="P4"><text:s text:c="8"/>if(aux_m&lt;sensor4[i])</text:p>
      <text:p text:style-name="P4"><text:s text:c="12"/>aux_m=sensor4[i];</text:p>
      <text:p text:style-name="P4"><text:tab/>if(aux_ms&lt;sensor4[i])</text:p>
      <text:p text:style-name="P4"><text:s text:c="12"/>aux_ms=sensor4[i];</text:p>
      <text:p text:style-name="P4"><text:s text:c="4"/>}</text:p>
      <text:p text:style-name="P4"><text:s text:c="4"/>printf("la temperatura maxima registrada por el sensor_4 es:%f4.3\n ",aux_ms);</text:p>
      <text:p text:style-name="P4"><text:s text:c="4"/>i=0;</text:p>
      <text:p text:style-name="P4"><text:s text:c="4"/>aux_ms=0;</text:p>
      <text:p text:style-name="P4"><text:s text:c="4"/>for(i=0;i&lt;15;i++)</text:p>
      <text:p text:style-name="P4"><text:s text:c="4"/>{</text:p>
      <text:p text:style-name="P4"><text:s text:c="8"/>if(aux_m&lt;sensor5[i])</text:p>
      <text:p text:style-name="P4"><text:s text:c="12"/>aux_m=sensor5[i];</text:p>
      <text:p text:style-name="P4"><text:tab/>if(aux_ms&lt;sensor5[i])</text:p>
      <text:p text:style-name="P4"><text:s text:c="12"/>aux_ms=sensor5[i];</text:p>
      <text:p text:style-name="P4"><text:s text:c="4"/>}</text:p>
      <text:p text:style-name="P4"><text:s text:c="4"/>printf("la temperatura maxima registrada por el sensor_5 es:%f4.3\n ",aux_ms);</text:p>
      <text:p text:style-name="P4"><text:s text:c="4"/>printf("El valor maximo de todos los sensores es %10.5f\n",aux_m);</text:p>
      <text:p text:style-name="P4"><text:s text:c="4"/>//Calculo de los valores promedio</text:p>
      <text:p text:style-name="P4"><text:s text:c="4"/>for(i=0;i&lt;15;i++)</text:p>
      <text:p text:style-name="P4"><text:s text:c="4"/>{</text:p>
      <text:p text:style-name="P4"><text:s text:c="8"/></text:p>
      <text:p text:style-name="P4"><text:s text:c="8"/>promedio+=sensor1[i];</text:p>
      <text:p text:style-name="P4"><text:s text:c="4"/>}</text:p>
      <text:p text:style-name="P4"><text:soft-page-break/><text:s text:c="4"/>promedio=promedio/15;</text:p>
      <text:p text:style-name="P4"><text:s text:c="4"/>printf("El valor promedio del sensor_1 es %10.5f\n",promedio);</text:p>
      <text:p text:style-name="P4"><text:s text:c="4"/>i=0;</text:p>
      <text:p text:style-name="P4"><text:s text:c="4"/>promedio=0;</text:p>
      <text:p text:style-name="P4"><text:s text:c="4"/>for(i=0;i&lt;15;i++)</text:p>
      <text:p text:style-name="P4"><text:s text:c="4"/>{</text:p>
      <text:p text:style-name="P4"><text:s text:c="8"/></text:p>
      <text:p text:style-name="P4"><text:s text:c="8"/>promedio+=sensor2[i];</text:p>
      <text:p text:style-name="P4"><text:s text:c="4"/>}</text:p>
      <text:p text:style-name="P4"><text:s text:c="4"/>promedio=promedio/15;</text:p>
      <text:p text:style-name="P4"><text:s text:c="4"/>printf("El valor promedio del sensor_2 es %10.5f\n",promedio);</text:p>
      <text:p text:style-name="P4"><text:s text:c="4"/>promedio=0;</text:p>
      <text:p text:style-name="P4"><text:s text:c="4"/>i=0;</text:p>
      <text:p text:style-name="P4"><text:s text:c="4"/>for(i=0;i&lt;15;i++)</text:p>
      <text:p text:style-name="P4"><text:s text:c="4"/>{</text:p>
      <text:p text:style-name="P4"><text:s text:c="8"/></text:p>
      <text:p text:style-name="P4"><text:s text:c="8"/>promedio+=sensor3[i];</text:p>
      <text:p text:style-name="P4"><text:s text:c="4"/>}</text:p>
      <text:p text:style-name="P4"><text:s text:c="4"/>promedio=promedio/15;</text:p>
      <text:p text:style-name="P4"><text:s text:c="4"/>printf("El valor promedio del sensor_3 es %10.5f\n",promedio);</text:p>
      <text:p text:style-name="P4"><text:s text:c="4"/>promedio=0;</text:p>
      <text:p text:style-name="P4"><text:s text:c="4"/>i=0;</text:p>
      <text:p text:style-name="P4"><text:s text:c="4"/>for(i=0;i&lt;15;i++)</text:p>
      <text:p text:style-name="P4"><text:s text:c="4"/>{</text:p>
      <text:p text:style-name="P4"><text:s text:c="8"/></text:p>
      <text:p text:style-name="P4"><text:s text:c="8"/>promedio+=sensor4[i];</text:p>
      <text:p text:style-name="P4"><text:s text:c="4"/>}</text:p>
      <text:p text:style-name="P4"><text:s text:c="4"/>promedio=promedio/15;</text:p>
      <text:p text:style-name="P4"><text:s text:c="4"/>printf("El valor promedio del sensor_4 es %10.5f\n",promedio);</text:p>
      <text:p text:style-name="P4"><text:s text:c="4"/>promedio=0;</text:p>
      <text:p text:style-name="P4"><text:s text:c="4"/>i=0;</text:p>
      <text:p text:style-name="P4"><text:s text:c="4"/>for(i=0;i&lt;15;i++)</text:p>
      <text:p text:style-name="P4"><text:s text:c="4"/>{</text:p>
      <text:p text:style-name="P4"><text:s text:c="8"/></text:p>
      <text:p text:style-name="P4"><text:s text:c="8"/>promedio+=sensor5[i];</text:p>
      <text:p text:style-name="P4"><text:s text:c="4"/>}</text:p>
      <text:p text:style-name="P4"><text:s text:c="4"/>promedio=promedio/15;</text:p>
      <text:p text:style-name="P4"><text:s text:c="4"/>printf("El valor promedio del sensor_5 es %10.5f\n",promedio); <text:s text:c="3"/></text:p>
      <text:p text:style-name="P4">return 0;</text:p>
      <text:p text:style-name="P4">}</text:p>
      <text:p text:style-name="P4">/*Pseudocodigo*/</text:p>
      <text:p text:style-name="P4">/*</text:p>
      <text:p text:style-name="P4"><text:soft-page-break/>se declaran las <text:s/>variables, usamos vector para una mayor comodidad</text:p>
      <text:p text:style-name="P4">recorremos los vectores</text:p>
      <text:p text:style-name="P4">Accion <text:s/>x 5</text:p>
      <text:p text:style-name="P4">{</text:p>
      <text:p text:style-name="P4">preguntamos mientras recorremos el vector </text:p>
      <text:p text:style-name="P4">si el valor reorrido <text:s/>es el maximo de todos lo imprimimos</text:p>
      <text:p text:style-name="P4">preguntamos si el valor maximo del sensor anterior es mayor a algun valor del siguiente sensor </text:p>
      <text:p text:style-name="P4"><text:tab/>imprimimos el valor maximo de los 5 sensores</text:p>
      <text:p text:style-name="P4">}</text:p>
      <text:p text:style-name="P4">Accion <text:s/>x 5</text:p>
      <text:p text:style-name="P4">{</text:p>
      <text:p text:style-name="P4">mientras recorremos el vector </text:p>
      <text:p text:style-name="P4">sumamos todas los valores de los subindices y los divimos por 15</text:p>
      <text:p text:style-name="P4">imprimimos el valor en pantalla</text:p>
      <text:p text:style-name="P4">}</text:p>
      <text:p text:style-name="P4">*/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0:34:48.502062084</meta:creation-date>
    <dc:date>2016-04-10T20:47:09.811010947</dc:date>
    <meta:editing-duration>P0D</meta:editing-duration>
    <meta:editing-cycles>1</meta:editing-cycles>
    <meta:document-statistic meta:table-count="0" meta:image-count="0" meta:object-count="0" meta:page-count="16" meta:paragraph-count="472" meta:word-count="1410" meta:character-count="10754" meta:non-whitespace-character-count="8164"/>
    <meta:generator>LibreOffice/4.2.8.2$Linux_X86_64 LibreOffice_project/420m0$Build-2</meta:generator>
  </office:meta>
</office:document-meta>
</file>